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Tu És Deus</text:span></text:p>
            <text:p><text:span text:style-name="T2">Felipe Magalhã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 criaste o céu a terra e o mar</text:span></text:p>
            <text:p><text:span text:style-name="T3">E tudo quanto neles há</text:span></text:p>
            <text:p><text:span text:style-name="T3">Tu és Deus, a Ti cant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Todo o poder pertence a Ti,</text:span></text:p>
            <text:p><text:span text:style-name="T3">Teu amor e glória não tem fim</text:span></text:p>
            <text:p><text:span text:style-name="T3">Tu és Deus, a Ti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 criaste o céu a terra e o mar</text:span></text:p>
            <text:p><text:span text:style-name="T3">E tudo quanto neles há</text:span></text:p>
            <text:p><text:span text:style-name="T3">Tu és Deus, a Ti cant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Todo o poder pertence a Ti,</text:span></text:p>
            <text:p><text:span text:style-name="T3">Teu amor e glória não tem fim</text:span></text:p>
            <text:p><text:span text:style-name="T3">Tu és Deus, a Ti louva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Louvarei a Ti,</text:span></text:p>
            <text:p><text:span text:style-name="T3">Entregarei tudo em Tuas mãos</text:span></text:p>
            <text:p><text:span text:style-name="T3">O meu prazer é te servir</text:span></text:p>
            <text:p><text:span text:style-name="T3">E agradar o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Louvarei</text:span></text:p>
            <text:p><text:span text:style-name="T3">Agradar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Louvarei</text:span></text:p>
            <text:p><text:span text:style-name="T3">Agradar teu c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4:44:31.214778308</meta:creation-date>
    <dc:date>2017-02-12T13:37:27.289407396</dc:date>
    <meta:editing-duration>PT8M6S</meta:editing-duration>
    <meta:editing-cycles>10</meta:editing-cycles>
    <meta:generator>LibreOffice/5.2.5.1$Linux_X86_64 LibreOffice_project/20m0$Build-1</meta:generator>
    <meta:document-statistic meta:object-count="63"/>
  </office:meta>
</office:document-meta>
</file>